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is the secondary goal: <text:s text:c="164"/></text:p>
      <text:p text:style-name="Standard">7.33038 <text:s text:c="100"/></text:p>
      <text:p text:style-name="Standard">[INFO] [1715138465.152600753] [cc_affordance_planner_ros]: Ready to read base li <text:s text:c="238"/>nk frame wrt odom?y for yes. <text:s text:c="163"/></text:p>
      <text:p text:style-name="Standard">y <text:s text:c="82"/></text:p>
      <text:p text:style-name="Standard">[INFO] [1715138466.606362991] [cc_affordance_planner_ros]: Here is the affordanc <text:s text:c="238"/>e frame location wrt base_link. Ensure it's not empty and makes sense: <text:s text:c="248"/></text:p>
      <text:p text:style-name="Standard"><text:s/>0.616291 <text:s text:c="106"/></text:p>
      <text:p text:style-name="Standard">0.0574117 <text:s text:c="106"/></text:p>
      <text:p text:style-name="Standard"><text:s/>0.225832 <text:s text:c="106"/></text:p>
      <text:p text:style-name="Standard">[INFO] [1715138466.606431784] [cc_affordance_planner_ros]: Put the robot in the <text:s text:c="239"/>start configuration for affordance execution. Done? y for yes. <text:s text:c="256"/></text:p>
      <text:p text:style-name="Standard">y <text:s text:c="82"/></text:p>
      <text:p text:style-name="Standard">Here is the affordance goal: 7.33038 <text:s text:c="187"/></text:p>
      <text:p text:style-name="Standard"/>
      <text:p text:style-name="Standard">Here is the space-frame screw list before swap: <text:s text:c="224"/></text:p>
      <text:p text:style-name="Standard"><text:s/>0.0000 <text:s/>0.1403 <text:s/>0.1403 <text:s/>0.9350 <text:s/>0.0686 <text:s/>0.9955 <text:s/>1.0000 <text:s/>0.0000 <text:s/>0.0000 -1.0000 <text:s text:c="239"/></text:p>
      <text:p text:style-name="Standard"><text:s/>0.0000 <text:s/>0.9901 <text:s/>0.9901 -0.1325 <text:s/>0.9776 -0.0801 <text:s/>0.0000 <text:s/>1.0000 <text:s/>0.0000 -0.0000 <text:s text:c="239"/></text:p>
      <text:p text:style-name="Standard"><text:s/>1.0000 <text:s/>0.0000 <text:s/>0.0000 -0.3289 -0.1989 -0.0503 <text:s/>0.0000 <text:s/>0.0000 <text:s/>1.0000 -0.0000 <text:s text:c="239"/></text:p>
      <text:p text:style-name="Standard">-0.0000 <text:s/>0.0000 -0.3345 <text:s/>0.0556 -0.2526 <text:s/>0.0247 -0.0000 -0.2578 -0.0759 <text:s/>0.0000 <text:s text:c="239"/></text:p>
      <text:p text:style-name="Standard">-0.0000 <text:s/>0.0000 <text:s/>0.0474 <text:s/>0.3916 <text:s/>0.1024 <text:s/>0.2906 <text:s/>0.2578 -0.0000 -0.6158 -0.2258 <text:s text:c="239"/></text:p>
      <text:p text:style-name="Standard">-0.0000 <text:s/>0.0000 <text:s/>0.0209 <text:s/>0.0003 <text:s/>0.4161 <text:s/>0.0260 <text:s/>0.0759 <text:s/>0.6158 <text:s/>0.0000 <text:s/>0.0574 <text:s text:c="239"/></text:p>
      <text:p text:style-name="Standard">swapper_x: <text:s/>1.0000 <text:s/>0.0000 <text:s/>0.0000 -0.0000 <text:s/>0.2578 <text:s/>0.0759 <text:s text:c="253"/></text:p>
      <text:p text:style-name="Standard">swapper_y: <text:s/>0.0000 <text:s/>1.0000 <text:s/>0.0000 -0.2578 -0.0000 <text:s/>0.6158 <text:s text:c="253"/></text:p>
      <text:p text:style-name="Standard">swapper_z: <text:s/>0.0000 <text:s/>0.0000 <text:s/>1.0000 -0.0759 -0.6158 <text:s/>0.0000 <text:s text:c="253"/></text:p>
      <text:p text:style-name="Standard">[INFO] [1715138513.507577356] [cc_affordance_planner_ros]: Planner succeeded wit <text:s text:c="238"/>h Full solution, planning took 66930 microseconds, and inverse update method was <text:s text:c="239"/>used. <text:s text:c="97"/></text:p>
      <text:p text:style-name="Standard">Here is the final goal: <text:s text:c="152"/></text:p>
      <text:p text:style-name="Standard">Time from start: 0.0000s <text:s text:c="151"/></text:p>
      <text:p text:style-name="Standard"><text:s/>Position: -0.1408 -1.5098 1.8449 -0.2122 -0.2909 -0.1452 <text:s text:c="254"/></text:p>
      <text:p text:style-name="Standard">Time from start: 0.3000s <text:s text:c="151"/></text:p>
      <text:p text:style-name="Standard"><text:s/>Position: -0.1304 -1.5206 1.8117 -0.2679 -0.2826 -0.2081 <text:s text:c="254"/></text:p>
      <text:p text:style-name="Standard">Time from start: 0.6000s <text:s text:c="151"/></text:p>
      <text:p text:style-name="Standard"><text:s/>Position: -0.1124 -1.5297 1.7775 -0.3288 -0.2734 -0.2757 <text:s text:c="254"/></text:p>
      <text:p text:style-name="Standard">Time from start: 0.9000s <text:s text:c="151"/></text:p>
      <text:p text:style-name="Standard"><text:s/>Position: -0.0870 -1.5359 1.7454 -0.3906 -0.2637 -0.3431 <text:s text:c="254"/></text:p>
      <text:p text:style-name="Standard">Time from start: 1.2000s <text:s text:c="151"/></text:p>
      <text:p text:style-name="Standard"><text:s/>Position: -0.0550 -1.5389 1.7165 -0.4530 -0.2536 -0.4100 <text:s text:c="254"/></text:p>
      <text:p text:style-name="Standard">Time from start: 1.5000s <text:s text:c="151"/></text:p>
      <text:p text:style-name="Standard"><text:s/>Position: -0.0179 -1.5386 1.6917 -0.5160 -0.2430 -0.4764 <text:s text:c="254"/></text:p>
      <text:p text:style-name="Standard">Time from start: 1.8000s <text:s text:c="151"/></text:p>
      <text:p text:style-name="Standard"><text:s/>Position: 0.0227 -1.5350 1.6720 -0.5792 -0.2316 -0.5423 <text:s text:c="251"/></text:p>
      <text:p text:style-name="Standard">Time from start: 2.1000s</text:p>
      <text:p text:style-name="Standard"><text:s/>Position: 0.0652 -1.5284 1.6579 -0.6427 -0.2194 -0.6075 </text:p>
      <text:p text:style-name="Standard">Time from start: 2.4000s</text:p>
      <text:p text:style-name="Standard"><text:s/>Position: 0.1119 -1.5176 1.6477 -0.7104 -0.2051 -0.6765 </text:p>
      <text:p text:style-name="Standard">Time from start: 2.7000s</text:p>
      <text:p text:style-name="Standard"><text:s/>Position: 0.1493 -1.5068 1.6473 -0.7698 -0.1915 -0.7363 </text:p>
      <text:p text:style-name="Standard"><text:soft-page-break/>Time from start: 3.0000s</text:p>
      <text:p text:style-name="Standard"><text:s/>Position: 0.1868 -1.4930 1.6514 -0.8323 -0.1757 -0.7989 </text:p>
      <text:p text:style-name="Standard">Time from start: 3.3000s</text:p>
      <text:p text:style-name="Standard"><text:s/>Position: 0.2199 -1.4778 1.6610 -0.8946 -0.1582 -0.8610 </text:p>
      <text:p text:style-name="Standard">Time from start: 3.6000s</text:p>
      <text:p text:style-name="Standard"><text:s/>Position: 0.2474 -1.4617 1.6758 -0.9566 -0.1389 -0.9224 </text:p>
      <text:p text:style-name="Standard">Time from start: 3.9000s</text:p>
      <text:p text:style-name="Standard"><text:s/>Position: 0.2685 -1.4453 1.6949 -1.0180 -0.1175 -0.9830 </text:p>
      <text:p text:style-name="Standard">Time from start: 4.2000s</text:p>
      <text:p text:style-name="Standard"><text:s/>Position: 0.2825 -1.4294 1.7177 -1.0790 -0.0941 -1.0431 </text:p>
      <text:p text:style-name="Standard">Time from start: 4.5000s</text:p>
      <text:p text:style-name="Standard"><text:s/>Position: 0.2893 -1.4142 1.7431 -1.1396 -0.0685 -1.1029 </text:p>
      <text:p text:style-name="Standard">Time from start: 4.8000s</text:p>
      <text:p text:style-name="Standard"><text:s/>Position: 0.2891 -1.4005 1.7699 -1.2000 -0.0406 -1.1625 </text:p>
      <text:p text:style-name="Standard">Time from start: 5.1000s</text:p>
      <text:p text:style-name="Standard"><text:s/>Position: 0.2820 -1.3884 1.7972 -1.2603 -0.0103 -1.2222 </text:p>
      <text:p text:style-name="Standard">Time from start: 5.4000s</text:p>
      <text:p text:style-name="Standard"><text:s/>Position: 0.2685 -1.3786 1.8238 -1.3207 0.0222 -1.2823 </text:p>
      <text:p text:style-name="Standard">Time from start: 5.7000s</text:p>
      <text:p text:style-name="Standard"><text:s/>Position: 0.2494 -1.3713 1.8487 -1.3812 0.0570 -1.3430 </text:p>
      <text:p text:style-name="Standard">Time from start: 6.0000s</text:p>
      <text:p text:style-name="Standard"><text:s/>Position: 0.2255 -1.3669 1.8710 -1.4419 0.0939 -1.4045 </text:p>
      <text:p text:style-name="Standard">Time from start: 6.3000s</text:p>
      <text:p text:style-name="Standard"><text:s/>Position: 0.1978 -1.3655 1.8898 -1.5029 0.1326 -1.4669 </text:p>
      <text:p text:style-name="Standard">Time from start: 6.6000s</text:p>
      <text:p text:style-name="Standard"><text:s/>Position: 0.1676 -1.3672 1.9045 -1.5642 0.1727 -1.5305 </text:p>
      <text:p text:style-name="Standard">Time from start: 6.9000s</text:p>
      <text:p text:style-name="Standard"><text:s/>Position: 0.1363 -1.3720 1.9145 -1.6256 0.2138 -1.5953 </text:p>
      <text:p text:style-name="Standard">Time from start: 7.2000s</text:p>
      <text:p text:style-name="Standard"><text:s/>Position: 0.1053 -1.3796 1.9196 -1.6873 0.2552 -1.6613 </text:p>
      <text:p text:style-name="Standard">Time from start: 7.5000s</text:p>
      <text:p text:style-name="Standard"><text:s/>Position: 0.0760 -1.3897 1.9197 -1.7490 0.2963 -1.7285 </text:p>
      <text:p text:style-name="Standard">Time from start: 7.8000s</text:p>
      <text:p text:style-name="Standard"><text:s/>Position: 0.0498 -1.4017 1.9148 -1.8109 0.3366 -1.7968 </text:p>
      <text:p text:style-name="Standard">Time from start: 8.1000s</text:p>
      <text:p text:style-name="Standard"><text:s/>Position: 0.0281 -1.4150 1.9053 -1.8730 0.3755 -1.8663 </text:p>
      <text:p text:style-name="Standard">Time from start: 8.4000s</text:p>
      <text:p text:style-name="Standard"><text:s/>Position: 0.0117 -1.4290 1.8917 -1.9353 0.4125 -1.9368 </text:p>
      <text:p text:style-name="Standard">Time from start: 8.7000s</text:p>
      <text:p text:style-name="Standard"><text:s/>Position: 0.0016 -1.4430 1.8747 -1.9980 0.4475 -2.0081 </text:p>
      <text:p text:style-name="Standard">Time from start: 9.0000s</text:p>
      <text:p text:style-name="Standard"><text:s/>Position: -0.0018 -1.4562 1.8554 -2.0612 0.4801 -2.0804 </text:p>
      <text:p text:style-name="Standard">Time from start: 9.3000s</text:p>
      <text:p text:style-name="Standard"><text:s/>Position: 0.0018 -1.4683 1.8347 -2.1251 0.5104 -2.1535 </text:p>
      <text:p text:style-name="Standard">Time from start: 9.6000s</text:p>
      <text:p text:style-name="Standard"><text:s/>Position: 0.0124 -1.4785 1.8137 -2.1898 0.5382 -2.2274 </text:p>
      <text:p text:style-name="Standard">Time from start: 9.9000s</text:p>
      <text:p text:style-name="Standard"><text:s/>Position: 0.0296 -1.4866 1.7936 -2.2554 0.5636 -2.3021 </text:p>
      <text:p text:style-name="Standard">Time from start: 10.2000s</text:p>
      <text:p text:style-name="Standard"><text:soft-page-break/><text:s/>Position: 0.0527 -1.4920 1.7754 -2.3218 0.5868 -2.3776 </text:p>
      <text:p text:style-name="Standard">Time from start: 10.5000s</text:p>
      <text:p text:style-name="Standard"><text:s/>Position: 0.0806 -1.4946 1.7601 -2.3889 0.6078 -2.4537 </text:p>
      <text:p text:style-name="Standard">Time from start: 10.8000s</text:p>
      <text:p text:style-name="Standard"><text:s/>Position: 0.1148 -1.4938 1.7464 -2.4618 0.6277 -2.5357 </text:p>
      <text:p text:style-name="Standard">Time from start: 11.1000s</text:p>
      <text:p text:style-name="Standard"><text:s/>Position: 0.1357 -1.4919 1.7419 -2.5040 0.6385 -2.5835 </text:p>
      <text:p text:style-name="Standard">[INFO] [1715138513.508055498] [cc_affordance_planner_ros]: Waiting on /moveit_plan_and_viz_server service to complete</text:p>
      <text:p text:style-name="Standard">[INFO] [1715138545.363701266] [cc_affordance_planner_ros]: <text:s/>/moveit_plan_and_viz_server service succeeded</text:p>
      <text:p text:style-name="Standard">[INFO] [1715138545.363744566] [cc_affordance_planner_ros]: Ready to execute the trajectory? y to confir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22:24:31.612520150</meta:creation-date>
    <dc:date>2024-05-07T22:26:23.087779451</dc:date>
    <meta:editing-duration>PT1M51S</meta:editing-duration>
    <meta:editing-cycles>1</meta:editing-cycles>
    <meta:document-statistic meta:table-count="0" meta:image-count="0" meta:object-count="0" meta:page-count="3" meta:paragraph-count="102" meta:word-count="624" meta:character-count="13101" meta:non-whitespace-character-count="4126"/>
    <meta:generator>LibreOffice/6.4.7.2$Linux_X86_64 LibreOffice_project/40$Build-2</meta:generator>
  </office:meta>
</office:document-meta>
</file>